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loext:decorative="false" draw:auto-grow-height="true" fo:min-height="1.997cm"/>
    </style:style>
    <style:style style:name="pr2" style:family="presentation" style:parent-style-name="Midnightblue1-subtitle">
      <style:graphic-properties loext:decorative="false" draw:fill-color="#ffffff" draw:auto-grow-height="true" fo:min-height="4.125cm"/>
    </style:style>
    <style:style style:name="pr3" style:family="presentation" style:parent-style-name="Midnightblue1-notes">
      <style:graphic-properties loext:decorative="false" draw:fill-color="#ffffff" draw:auto-grow-height="true" fo:min-height="14cm"/>
    </style:style>
    <style:style style:name="pr4" style:family="presentation" style:parent-style-name="Midnightblue-title">
      <style:graphic-properties loext:decorative="false" fo:min-height="2.413cm"/>
    </style:style>
    <style:style style:name="pr5" style:family="presentation" style:parent-style-name="Midnightblue-outline1">
      <style:graphic-properties loext:decorative="false" fo:min-height="13.75cm"/>
    </style:style>
    <style:style style:name="pr6" style:family="presentation" style:parent-style-name="Midnightblue-notes">
      <style:graphic-properties loext:decorative="false" draw:fill-color="#ffffff" draw:auto-grow-height="true" fo:min-height="14cm"/>
    </style:style>
    <style:style style:name="pr7" style:family="presentation" style:parent-style-name="Midnightblue-title">
      <style:graphic-properties loext:decorative="false" fo:min-height="1.998cm"/>
    </style:style>
    <style:style style:name="pr8" style:family="presentation" style:parent-style-name="Midnightblue-outline1">
      <style:graphic-properties loext:decorative="false" fo:min-height="10.501cm"/>
    </style:style>
    <style:style style:name="pr9" style:family="presentation" style:parent-style-name="Midnightblue-notes">
      <style:graphic-properties loext:decorative="false" draw:fill-color="#ffffff" fo:min-height="14cm"/>
    </style:style>
    <style:style style:name="pr10" style:family="presentation" style:parent-style-name="Midnightblue-title">
      <style:graphic-properties fo:min-height="1.998cm"/>
    </style:style>
    <style:style style:name="pr11" style:family="presentation" style:parent-style-name="Midnightblue-outline1">
      <style:graphic-properties fo:min-height="10.501cm"/>
    </style:style>
    <style:style style:name="pr12" style:family="presentation" style:parent-style-name="Midnightblue-notes">
      <style:graphic-properties draw:fill-color="#ffffff" fo:min-height="14cm"/>
    </style:style>
    <style:style style:name="P1" style:family="paragraph">
      <style:paragraph-properties style:writing-mode="lr-tb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Vam-pirate ship-vivor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KA VPSV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ain part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2D Top Down Camera</text:span></text:p>
              </text:list-item>
              <text:list-item>
                <text:p text:style-name="P2"><text:span text:style-name="T1">Player controls a boat</text:span></text:p>
              </text:list-item>
              <text:list-item>
                <text:p text:style-name="P2"><text:span text:style-name="T1">The boat has an inventory</text:span></text:p>
              </text:list-item>
              <text:list-item>
                <text:p text:style-name="P2"><text:span text:style-name="T1">The boat has slots for weapons and upgrades</text:span></text:p>
              </text:list-item>
              <text:list-item>
                <text:p text:style-name="P2"><text:span text:style-name="T1">Items can be collected, sold or bought</text:span></text:p>
              </text:list-item>
              <text:list-item>
                <text:p text:style-name="P2"><text:span text:style-name="T1">An infinite stream of enemies keeps spawning</text:span></text:p>
              </text:list-item>
              <text:list-item>
                <text:p text:style-name="P2"><text:span text:style-name="T1">Player selects quests to complete</text:span></text:p>
              </text:list-item>
              <text:list-item>
                <text:p text:style-name="P2"><text:span text:style-name="T1">Player travels to complete qu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Main game loop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Player is in a safe place where they can make changes to their ship</text:p>
              </text:list-item>
              <text:list-item>
                <text:p>Player selects a quest from a list – which turns off the safe place effect</text:p>
              </text:list-item>
              <text:list-item>
                <text:p>Player travels and complete tasks in order to complete the quest while <text:s/>being attacked by various enemies</text:p>
              </text:list-item>
              <text:list-item>
                <text:p>Completing quest unlocks new safe space to which the player must travel</text:p>
              </text:list-item>
              <text:list-item>
                <text:p>Return to step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ick up system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layer automagically collects pick ups by coming close</text:p>
              </text:list-item>
              <text:list-item>
                <text:p>Containers are opened like loot boxes once the player reaches a safe place</text:p>
              </text:list-item>
              <text:list-item>
                <text:p>Containers can hold items or resources for buying items</text:p>
              </text:list-item>
              <text:list-item>
                <text:p>The container's loot depends on colour/rarity: gray - common, blue - better, yellow - rare</text:p>
              </text:list-item>
              <text:list-item>
                <text:p>There needs to be something that keeps track of pick-ups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Pick up system - continued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Pick ups are created by destroying containers or enemie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tem system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he player has an inventory for collected items</text:p>
              </text:list-item>
              <text:list-item>
                <text:p>The player has weapon and utility slots</text:p>
              </text:list-item>
              <text:list-item>
                <text:p>The player can buy and sell items</text:p>
              </text:list-item>
              <text:list-item>
                <text:p>The player can get items from loot boxes</text:p>
              </text:list-item>
              <text:list-item>
                <text:p>Items can’t be bought / unboxed if inventory is fu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mbat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he player boat has weapon slots</text:p>
              </text:list-item>
              <text:list-item>
                <text:p text:style-name="P4">Weapons automatically shoot enemies</text:p>
              </text:list-item>
              <text:list-item>
                <text:p text:style-name="P4">Enemies and player have 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style:text-outline="false" style:text-line-through-style="none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loext:opacity="100%"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loext:opacity="100%" draw:stroke="none" draw:fill="none" draw:auto-grow-height="false" draw:fit-to-size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cm" fo:text-indent="0cm" style:text-autospace="ideograph-alpha" style:punctuation-wrap="hanging"/>
      <style:text-properties fo:color="#2c3e50" style:text-outline="false" style:text-line-through-style="none" fo:font-family="'Noto Sans'" style:font-style-name="Semibold" style:font-family-generic="swiss" style:font-pitch="variable" fo:font-size="20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loext:opacity="100%"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loext:opacity="100%"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loext:opacity="100%" draw:stroke="none" draw:fill="none"/>
      <style:paragraph-properties fo:margin-left="0.6cm" fo:margin-right="0cm" fo:text-indent="-0.6cm"/>
      <style:text-properties fo:color="#2c3e50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loext:opacity="100%" draw:stroke="none" draw:fill="none" draw:fill-image-width="0cm" draw:fill-image-height="0cm" draw:auto-grow-height="false" draw:fit-to-size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loext:opacity="100%"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loext:opacity="100%"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loext:opacity="10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loext:opacity="100%" draw:stroke="none" draw:fill="none" draw:fill-image-width="0cm" draw:fill-image-height="0cm" draw:auto-grow-height="false" draw:fit-to-size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loext:opacity="100%"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loext:opacity="100%"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fill="solid" draw:fill-color="#2c3e50" fo:min-height="0.5cm" fo:min-width="27.5cm" style:protect="position size"/>
    </style:style>
    <style:style style:name="Mgr4" style:family="graphic" style:parent-style-name="standard">
      <style:graphic-properties loext:decorative="false" draw:fill="solid" draw:fill-color="#2c3e50" fo:min-height="3.125cm" fo:min-width="27.5cm"/>
    </style:style>
    <style:style style:name="Mgr5" style:family="graphic" style:parent-style-name="standard">
      <style:graphic-properties loext:decorative="false" draw:stroke="solid" svg:stroke-color="#1abc9c"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loext:decorative="false" fo:min-height="15.5cm" fo:min-width="27.5cm"/>
    </style:style>
    <style:style style:name="Mgr7" style:family="graphic" style:parent-style-name="Accent_20_2">
      <style:graphic-properties loext:decorative="false" draw:opacity="100%" fo:min-height="10.25cm" fo:min-width="27.5cm" draw:shadow-opacity="100%"/>
    </style:style>
    <style:style style:name="Mgr8" style:family="graphic" style:parent-style-name="standard">
      <style:graphic-properties loext:decorative="false"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loext:decorative="false" draw:stroke="none" draw:fill="none" draw:auto-grow-height="false" fo:min-height="1.449cm"/>
    </style:style>
    <style:style style:name="Mpr2" style:family="presentation" style:parent-style-name="Midnightblue-backgroundobjects">
      <style:graphic-properties loext:decorative="false" draw:stroke="none" draw:fill="none" draw:textarea-vertical-align="middle" draw:auto-grow-height="false" fo:min-height="1.449cm"/>
    </style:style>
    <style:style style:name="Mpr3" style:family="presentation" style:parent-style-name="Midnightblue-backgroundobjects">
      <style:graphic-properties loext:decorative="false"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5" style:family="presentation" style:parent-style-name="Midnightblue1-backgroundobjects">
      <style:graphic-properties loext:decorative="false" draw:stroke="none" draw:fill="none" draw:auto-grow-height="false" fo:min-height="1.449cm"/>
    </style:style>
    <style:style style:name="Mpr6" style:family="presentation" style:parent-style-name="Midnightblue1-backgroundobjects">
      <style:graphic-properties loext:decorative="false" draw:stroke="none" draw:fill="none" draw:textarea-vertical-align="middle" draw:auto-grow-height="false" fo:min-height="1.449cm"/>
    </style:style>
    <style:style style:name="Mpr7" style:family="presentation" style:parent-style-name="Midnightblue1-backgroundobjects">
      <style:graphic-properties loext:decorative="false" draw:stroke="none" draw:fill="none" draw:fill-color="#ffffff" draw:auto-grow-height="false" fo:min-height="1.485cm"/>
    </style:style>
    <style:style style:name="Mpr8" style:family="presentation" style:parent-style-name="Midnightblu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9" style:family="presentation" style:parent-style-name="Midnightblue2-backgroundobjects">
      <style:graphic-properties loext:decorative="false" draw:stroke="none" draw:fill="none" draw:auto-grow-height="false" fo:min-height="1.449cm"/>
    </style:style>
    <style:style style:name="Mpr10" style:family="presentation" style:parent-style-name="Midnightblue2-backgroundobjects">
      <style:graphic-properties loext:decorative="false" draw:stroke="none" draw:fill="none" draw:textarea-vertical-align="middle" draw:auto-grow-height="false" fo:min-height="1.449cm"/>
    </style:style>
    <style:style style:name="Mpr11" style:family="presentation" style:parent-style-name="Midnightblue2-backgroundobjects">
      <style:graphic-properties loext:decorative="false"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start" style:writing-mode="lr-tb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6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7" style:family="paragraph">
      <style:paragraph-properties style:writing-mode="lr-tb"/>
      <style:text-properties fo:color="#000000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 loext:opacity="0%"/>
    </style:style>
    <style:style style:name="MT3" style:family="text">
      <style:text-properties fo:color="#000000" fo:font-size="14pt" style:font-size-asian="14pt" style:font-size-complex="14pt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1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2" draw:text-style-name="MP4" draw:layer="backgroundobjects" svg:width="2cm" svg:height="1.25cm" svg:x="25.5cm" svg:y="14.375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5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6" draw:text-style-name="MP4" draw:layer="backgroundobjects" svg:width="2cm" svg:height="1.5cm" svg:x="25.5cm" svg:y="14.25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9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10" draw:text-style-name="MP4" draw:layer="backgroundobjects" svg:width="2cm" svg:height="1.5cm" svg:x="25.5cm" svg:y="14.25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4-11-16T15:24:55.925844368</meta:creation-date>
    <meta:editing-duration>PT2H49M35S</meta:editing-duration>
    <meta:editing-cycles>24</meta:editing-cycles>
    <meta:generator>OpenOffice/4.1.15$Win32 OpenOffice.org_project/4115m2$Build-9813</meta:generator>
    <dc:title>Midnightblue</dc:title>
    <dc:date>2024-12-01T12:59:49.63</dc:date>
    <dc:creator>Dominik </dc:creator>
    <meta:document-statistic meta:object-count="78"/>
  </office:meta>
</office:document-meta>
</file>